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ables"/>Tables<text:bookmark-end text:name="tables"/></text:h>
      <text:h text:style-name="Heading_20_2" text:outline-level="2"><text:bookmark-start text:name="graphics"/>Graphics<text:bookmark-end text:name="graphics"/></text:h>
      <text:p text:style-name="First_20_paragraph">TODO: Add graphics table</text:p>
      <text:h text:style-name="Heading_20_2" text:outline-level="2"><text:bookmark-start text:name="abbrevations"/>Abbrevations<text:bookmark-end text:name="abbrevations"/></text:h>
      <text:p text:style-name="First_20_paragraph">TODO: Add abbrevations table</text:p>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text:p>
          </table:table-cell>
        </table:table-row>
      </table:table>
      <text:p text:style-name="First_20_paragraph">To make the results reproducible, the benchmark scripts and notebooks to plot the related visualizations can be found in the accompanying repository[52],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rst_20_paragraph">While the average first chunk latency for the memory, file, directory, Redis, S3 and Cassandra backends at 0 ms are all similar and all below 3.5 µs, Redis has lowest measured latency at just 2.5 µs.</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Text_20_body">Looking at the latency distribution, Redis once again is visible as having both the smallest amount of spread and also the lowest amount of latency, while the memory and S3 backends are noticable for having a low amount of outliers, compared to the directory backend which has a significant amount of spread.</text:p>
      <text:h text:style-name="Heading_20_3" text:outline-level="3"><text:bookmark-start text:name="throughput"/>Throughput<text:bookmark-end text:name="throughput"/></text:h>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Cassandra and the network-capable backends in general show vast differences in throughput; while Cassandra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Text_20_body">For the throughput of network-capable direct mounts, Redis has the highest average throughput at 114 MB/s compared to both Cassandra at 3 MB/s and S3 at 8 MB/s.</text:p>
      <text:p text:style-name="FigureWithCaption"><draw:frame draw:name="img23" svg:width="620.3636363636364pt" svg:height="485.8181818181818pt"><draw:image xlink:href="Pictures/22.png" xlink:type="simple" xlink:show="embed" xlink:actuate="onLoad"/></draw:frame></text:p>
      <text:p text:style-name="FigureCaption">Kernel density estimation (with logarithmic Y axis) for the throughput distribution for Redis, S3 and Cassandra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Cassandra, the throughput is also noticably higher.</text:p>
      <text:p text:style-name="FigureWithCaption"><draw:frame draw:name="img24" svg:width="655.2727272727273pt" svg:height="485.8181818181818pt"><draw:image xlink:href="Pictures/23.png" xlink:type="simple" xlink:show="embed" xlink:actuate="onLoad"/></draw:frame></text:p>
      <text:p text:style-name="FigureCaption">Average throughput for Redis, S3 and Cassandra backends for managed mounts (0ms RTT)</text:p>
      <text:p text:style-name="Text_20_body">For managed mounts, Cassandra performs better than both S3 and Redis, managing 689 MB/s to 439 MB/s for Redis and 44 MB/s for S3.</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Text_20_body">As for the distribution, Cassandra has a high spread but also the highest throughput, while Redis has the lowest spread. S3 is also noticably here with a consistently lower throughput compared to both alternatives, with an average spread.</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p text:style-name="Text_20_body">When looking at just the network-capable backends in isolation, S3’s low throughput becomes apparent again. Both Redis and Cassandra start between 550-660 MB/s at 0 ms RTT, then begin to drop after 6 ms until they reach 170-180 MB/s at 40 ms, with Redis consistently having slightly higher throughputs compared to Cassandra.</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3]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4]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5];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6]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TODO: Add summary</text:p>
      <text:h text:style-name="Heading_20_1" text:outline-level="1"><text:bookmark-start text:name="conclusion"/>Conclusion<text:bookmark-end text:name="conclusion"/></text:h>
      <text:p text:style-name="First_20_paragraph">TODO: Add conclusion</text:p>
      <text:h text:style-name="Heading_20_1" text:outline-level="1"><text:bookmark-start text:name="references"/>References<text:bookmark-end text:name="reference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memsync">
          <text:p text:style-name="Text_20_body">[52] F. Pojtinger, <text:span text:style-name="T1">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pojtinger2023ramdl">
          <text:p text:style-name="Text_20_body">[53]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4]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5]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6]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7T20:57:24Z</meta:creation-date>
    <dc:date>2023-07-27T20:57:24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